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fo:background-color="#b2b2b2">
        <style:background-image/>
      </style:paragraph-properties>
      <style:text-properties fo:font-size="22pt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orld War 2</text:p>
      <text:p text:style-name="P1"/>
      <text:p text:style-name="P1"><draw:frame draw:style-name="fr1" draw:name="graphics1" text:anchor-type="as-char" svg:width="10.121cm" svg:height="4.976cm" draw:z-index="0"><draw:image xlink:href="https://encrypted-tbn1.gstatic.com/images?q=tbn:ANd9GcTjPa_w28n8qCH0H4Npw1FMeX-Hc6lCaqWXjJIhishDn9K1xD-o" xlink:type="simple" xlink:show="embed" xlink:actuate="onLoad"/></draw:frame> </text:p>
      <text:p text:style-name="P1"/>
      <text:p text:style-name="P1"><draw:frame draw:style-name="fr1" draw:name="graphics2" text:anchor-type="as-char" svg:width="8.045cm" svg:height="5.514cm" draw:z-index="1"><draw:image xlink:href="https://encrypted-tbn2.gstatic.com/images?q=tbn:ANd9GcRdW9JGHiAGWKlrS18HftD9FyF4_BPy6xYvsaAPsAXMePQRKtONVg" xlink:type="simple" xlink:show="embed" xlink:actuate="onLoad"/></draw:frame> </text:p>
      <text:p text:style-name="P2">Done by Alina Sohai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08:15:05.70</meta:creation-date>
    <dc:date>2013-11-21T08:28:18.32</dc:date>
    <meta:editing-duration>PT13M12S</meta:editing-duration>
    <meta:editing-cycles>2</meta:editing-cycles>
    <meta:generator>OpenOffice/4.0.1$Win32 OpenOffice.org_project/401m5$Build-9714</meta:generator>
    <meta:document-statistic meta:table-count="0" meta:image-count="2" meta:object-count="0" meta:page-count="1" meta:paragraph-count="4" meta:word-count="7" meta:character-count="35"/>
  </office:meta>
</office:document-meta>
</file>